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top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top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/>
      <style:text-properties style:font-name="Courier New"/>
    </style:style>
    <style:style style:name="P9" style:family="paragraph">
      <style:paragraph-properties fo:line-height="150%" fo:text-align="start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1.778cm" svg:x="6.334cm" svg:y="7.308cm">
          <text:p text:style-name="P1">Entity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53cm" svg:height="1.778cm" svg:x="30.02cm" svg:y="7.308cm">
          <text:p text:style-name="P1">Entity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87cm" svg:y1="8.197cm" svg:x2="30.02cm" svg:y2="8.197cm" draw:start-shape="id1" draw:start-glue-point="1" draw:end-shape="id2" draw:end-glue-point="3" svg:d="M11287 8197h18733" svg:viewBox="0 0 18734 1">
          <text:p text:style-name="P1"/>
        </draw:connector>
        <draw:frame draw:style-name="gr3" draw:text-style-name="P1" draw:layer="layout" svg:width="4.318cm" svg:height="0.962cm" svg:x="17.954cm" svg:y="7.235cm">
          <draw:text-box>
            <text:p text:style-name="P1">conformsTo</text:p>
          </draw:text-box>
        </draw:frame>
        <draw:custom-shape draw:style-name="gr1" draw:text-style-name="P2" xml:id="id3" draw:id="id3" draw:layer="layout" svg:width="5.588cm" svg:height="1.27cm" svg:x="9.382cm" svg:y="11.88cm">
          <text:p text:style-name="P2"><text:span text:style-name="T1">Entity1\Fragment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382cm" svg:y1="12.515cm" svg:x2="8.81cm" svg:y2="9.086cm" draw:start-shape="id3" draw:start-glue-point="3" draw:end-shape="id1" draw:end-glue-point="2" svg:d="M9382 12515h-572v-3429" svg:viewBox="0 0 573 3430">
          <text:p/>
        </draw:connector>
        <draw:custom-shape draw:style-name="gr1" draw:text-style-name="P2" xml:id="id4" draw:id="id4" draw:layer="layout" svg:width="5.588cm" svg:height="1.27cm" svg:x="9.382cm" svg:y="14.08cm">
          <text:p text:style-name="P2"><text:span text:style-name="T1">Entity1\Fragment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588cm" svg:height="1.27cm" svg:x="9.382cm" svg:y="16.48cm">
          <text:p text:style-name="P2"><text:span text:style-name="T1">Entity1\Fragment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588cm" svg:height="1.27cm" svg:x="9.382cm" svg:y="18.78cm">
          <text:p text:style-name="P2"><text:span text:style-name="T1">Entity1\Fragment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382cm" svg:y1="14.715cm" svg:x2="8.81cm" svg:y2="9.086cm" draw:start-shape="id4" draw:start-glue-point="3" draw:end-shape="id1" svg:d="M9382 14715h-572v-5629" svg:viewBox="0 0 573 5630">
          <text:p/>
        </draw:connector>
        <draw:connector draw:style-name="gr4" draw:text-style-name="P1" draw:layer="layout" svg:x1="9.382cm" svg:y1="17.115cm" svg:x2="8.81cm" svg:y2="9.086cm" draw:start-shape="id5" draw:start-glue-point="3" draw:end-shape="id1" svg:d="M9382 17115h-572v-8029" svg:viewBox="0 0 573 8030">
          <text:p/>
        </draw:connector>
        <draw:connector draw:style-name="gr4" draw:text-style-name="P1" draw:layer="layout" svg:x1="9.382cm" svg:y1="19.415cm" svg:x2="8.81cm" svg:y2="9.086cm" draw:start-shape="id6" draw:start-glue-point="3" draw:end-shape="id1" svg:d="M9382 19415h-572v-10329" svg:viewBox="0 0 573 10330">
          <text:p/>
        </draw:connector>
        <draw:custom-shape draw:style-name="gr1" draw:text-style-name="P2" xml:id="id7" draw:id="id7" draw:layer="layout" svg:width="5.588cm" svg:height="1.27cm" svg:x="25.982cm" svg:y="11.88cm">
          <text:p text:style-name="P2"><text:span text:style-name="T1">Entity2\Fragment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588cm" svg:height="1.27cm" svg:x="25.982cm" svg:y="14.08cm">
          <text:p text:style-name="P2"><text:span text:style-name="T1">Entity2\Fragment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588cm" svg:height="1.27cm" svg:x="25.982cm" svg:y="16.48cm">
          <text:p text:style-name="P2"><text:span text:style-name="T1">Entity2\Fragment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588cm" svg:height="1.27cm" svg:x="25.982cm" svg:y="18.78cm">
          <text:p text:style-name="P2"><text:span text:style-name="T1">Entity2\Fragment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1.57cm" svg:y1="12.515cm" svg:x2="32.496cm" svg:y2="9.086cm" draw:start-shape="id7" draw:start-glue-point="1" draw:end-shape="id2" svg:d="M31570 12515h926v-3429" svg:viewBox="0 0 927 3430">
          <text:p/>
        </draw:connector>
        <draw:connector draw:style-name="gr4" draw:text-style-name="P1" draw:layer="layout" svg:x1="31.57cm" svg:y1="14.715cm" svg:x2="32.496cm" svg:y2="9.086cm" draw:start-shape="id8" draw:start-glue-point="1" draw:end-shape="id2" svg:d="M31570 14715h926v-5629" svg:viewBox="0 0 927 5630">
          <text:p/>
        </draw:connector>
        <draw:connector draw:style-name="gr4" draw:text-style-name="P1" draw:layer="layout" svg:x1="31.57cm" svg:y1="17.115cm" svg:x2="32.496cm" svg:y2="9.086cm" draw:start-shape="id9" draw:start-glue-point="1" draw:end-shape="id2" svg:d="M31570 17115h926v-8029" svg:viewBox="0 0 927 8030">
          <text:p/>
        </draw:connector>
        <draw:connector draw:style-name="gr4" draw:text-style-name="P1" draw:layer="layout" svg:x1="31.57cm" svg:y1="19.415cm" svg:x2="32.496cm" svg:y2="9.086cm" draw:start-shape="id10" draw:start-glue-point="1" draw:end-shape="id2" svg:d="M31570 19415h926v-10329" svg:viewBox="0 0 927 10330">
          <text:p/>
        </draw:connector>
        <draw:connector draw:style-name="gr4" draw:text-style-name="P1" draw:layer="layout" svg:x1="14.97cm" svg:y1="12.515cm" svg:x2="25.982cm" svg:y2="12.515cm" draw:start-shape="id3" draw:start-glue-point="1" draw:end-shape="id7" draw:end-glue-point="3" svg:d="M14970 12515h11012" svg:viewBox="0 0 11013 1">
          <text:p/>
        </draw:connector>
        <draw:connector draw:style-name="gr4" draw:text-style-name="P1" draw:layer="layout" svg:x1="14.97cm" svg:y1="14.715cm" svg:x2="25.982cm" svg:y2="14.715cm" draw:start-shape="id4" draw:start-glue-point="1" draw:end-shape="id8" draw:end-glue-point="3" svg:d="M14970 14715h11012" svg:viewBox="0 0 11013 1">
          <text:p/>
        </draw:connector>
        <draw:connector draw:style-name="gr4" draw:text-style-name="P1" draw:layer="layout" svg:x1="14.97cm" svg:y1="17.115cm" svg:x2="25.982cm" svg:y2="17.115cm" draw:start-shape="id5" draw:start-glue-point="1" draw:end-shape="id9" svg:d="M14970 17115h11012" svg:viewBox="0 0 11013 1">
          <text:p/>
        </draw:connector>
        <draw:connector draw:style-name="gr4" draw:text-style-name="P1" draw:layer="layout" svg:x1="14.97cm" svg:y1="17.115cm" svg:x2="25.982cm" svg:y2="19.415cm" draw:start-shape="id5" draw:start-glue-point="1" draw:end-shape="id10" draw:end-glue-point="3" svg:d="M14970 17115h5506v2300h5506" svg:viewBox="0 0 11013 2301">
          <text:p/>
        </draw:connector>
        <draw:frame draw:style-name="gr3" draw:layer="layout" svg:width="2.921cm" svg:height="0.962cm" svg:x="33.004cm" svg:y="14.42cm">
          <draw:text-box>
            <text:p text:style-name="P1">partOf</text:p>
          </draw:text-box>
        </draw:frame>
        <draw:frame draw:style-name="gr3" draw:layer="layout" svg:width="2.921cm" svg:height="0.962cm" svg:x="5.699cm" svg:y="14.42cm">
          <draw:text-box>
            <text:p text:style-name="P1">partOf</text:p>
          </draw:text-box>
        </draw:frame>
        <draw:frame draw:style-name="gr3" draw:text-style-name="P1" draw:layer="layout" svg:width="4.318cm" svg:height="0.962cm" svg:x="17.954cm" svg:y="11.426cm">
          <draw:text-box>
            <text:p text:style-name="P1">conformsTo</text:p>
          </draw:text-box>
        </draw:frame>
        <draw:frame draw:style-name="gr3" draw:text-style-name="P1" draw:layer="layout" svg:width="4.318cm" svg:height="0.962cm" svg:x="17.954cm" svg:y="13.785cm">
          <draw:text-box>
            <text:p text:style-name="P1">conformsTo</text:p>
          </draw:text-box>
        </draw:frame>
        <draw:frame draw:style-name="gr3" draw:text-style-name="P1" draw:layer="layout" svg:width="4.318cm" svg:height="0.962cm" svg:x="17.954cm" svg:y="16.071cm">
          <draw:text-box>
            <text:p text:style-name="P1">conformsTo</text:p>
          </draw:text-box>
        </draw:frame>
      </draw:page>
      <draw:page draw:name="page2" draw:style-name="dp1" draw:master-page-name="Default">
        <draw:custom-shape draw:style-name="gr5" draw:text-style-name="P1" draw:layer="layout" svg:width="27.94cm" svg:height="21.717cm" svg:x="5.44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3.937cm" svg:height="1.52cm" svg:x="7.096cm" svg:y="4.052cm">
          <draw:text-box>
            <text:p text:style-name="P3"><text:span text:style-name="T2">Entity1</text:span></text:p>
          </draw:text-box>
        </draw:frame>
        <draw:custom-shape draw:style-name="gr7" draw:text-style-name="P4" draw:layer="layout" svg:width="11.684cm" svg:height="6.35cm" svg:x="6.715cm" svg:y="10.744cm">
          <text:p text:style-name="P4"><text:span text:style-name="T3">PartOf &lt;</text:span></text:p>
          <text:p text:style-name="P4"/>
          <text:p text:style-name="P4">Entiy1\Fragment1</text:p>
          <text:p text:style-name="P4">Entiy1\Fragment2</text:p>
          <text:p text:style-name="P4">Entiy1\Fragment3</text:p>
          <text:p text:style-name="P4">Entiy1\Fragment4</text:p>
          <text:p text:style-name="P4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1.684cm" svg:height="6.35cm" svg:x="6.716cm" svg:y="17.945cm">
          <text:p text:style-name="P4"><text:span text:style-name="T3">conformsTo &lt;</text:span></text:p>
          <text:p text:style-name="P4"/>
          <text:p text:style-name="P4">Entiy2</text:p>
          <text:p text:style-name="P4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1.684cm" svg:height="6.35cm" svg:x="20.216cm" svg:y="10.745cm">
          <text:p text:style-name="P4"><text:span text:style-name="T3">PartOf &gt;</text:span></text:p>
          <text:p text:style-name="P4"/>
          <text:p text:style-name="P4">Entiy3</text:p>
          <text:p text:style-name="P4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1.684cm" svg:height="6.35cm" svg:x="20.217cm" svg:y="17.946cm">
          <text:p text:style-name="P4"><text:span text:style-name="T3">conformsTo &gt;</text:span></text:p>
          <text:p text:style-name="P4"/>
          <text:p text:style-name="P4">Entiy4</text:p>
          <text:p text:style-name="P4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5.146cm" svg:height="4.064cm" svg:x="6.715cm" svg:y="5.953cm">
          <text:p text:style-name="P4">Property1</text:p>
          <text:p text:style-name="P4">Property2</text:p>
          <text:p text:style-name="P4">Property3</text:p>
          <text:p text:style-name="P4">Property4</text:p>
          <text:p text:style-name="P4">..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5" draw:layer="layout" svg:width="26.416cm" svg:height="14.351cm" svg:x="8.874cm" svg:y="6.461cm">
          <text:p text:style-name="P5"><text:span text:style-name="T2">conformsTo</text:span></text:p>
          <text:p text:style-name="P5"><text:span text:style-name="T2"/></text:p>
          <text:p text:style-name="P5"><text:span text:style-name="T4">Stats:</text:span><text:span text:style-name="T5"> </text:span></text:p>
          <text:p text:style-name="P5"><text:span text:style-name="T5">1000 Links Found</text:span></text:p>
          <text:p text:style-name="P5"><text:span text:style-name="T5">...</text:span></text:p>
          <text:p text:style-name="P5"><text:span text:style-name="T5"/></text:p>
          <text:p text:style-name="P5"><text:span text:style-name="T4">Links:</text:span></text:p>
          <text:p text:style-name="P5"><text:span text:style-name="T5">\Package1\Model1\Entiy1</text:span><text:span text:style-name="T5"><text:tab/></text:span><text:span text:style-name="T5">&gt;</text:span><text:span text:style-name="T5"><text:tab/></text:span><text:span text:style-name="T5">\Package1\Model1\Entity2</text:span></text:p>
          <text:p text:style-name="P5"><text:span text:style-name="T5">\Package1\Model1\Entiy3</text:span><text:span text:style-name="T5"><text:tab/></text:span><text:span text:style-name="T5">&gt;</text:span><text:span text:style-name="T5"><text:tab/></text:span><text:span text:style-name="T5">\Package1\Model1\Entity2</text:span></text:p>
          <text:p text:style-name="P5"><text:span text:style-name="T5">\Package1\Model1\Entiy1\Fragment1</text:span><text:span text:style-name="T5"><text:tab/></text:span><text:span text:style-name="T5">&gt;</text:span><text:span text:style-name="T5"><text:tab/></text:span><text:span text:style-name="T5">\Package1\Model1</text:span><text:span text:style-name="T5">\Entiy2\Fragment1</text:span></text:p>
          <text:p text:style-name="P5"><text:span text:style-name="T5">\Package1\Model1\Entiy1\Fragment2</text:span><text:span text:style-name="T5"><text:tab/></text:span><text:span text:style-name="T5">&gt;</text:span><text:span text:style-name="T5"><text:tab/></text:span><text:span text:style-name="T5">\Package1\Model1</text:span><text:span text:style-name="T5">\Entiy3\Fragment2</text:span></text:p>
          <text:p text:style-name="P5"><text:span text:style-name="T5">\Package1\Model1\Entiy1\Fragment3</text:span><text:span text:style-name="T5"><text:tab/></text:span><text:span text:style-name="T5">&gt;</text:span><text:span text:style-name="T5"><text:tab/></text:span><text:span text:style-name="T5">\Package1\Model1</text:span><text:span text:style-name="T5">\Entiy4\Fragment3</text:span></text:p>
          <text:p text:style-name="P5"><text:span text:style-name="T5">\Package1\Model1\Entiy1\Fragment4</text:span><text:span text:style-name="T5"><text:tab/></text:span><text:span text:style-name="T5">&gt;</text:span><text:span text:style-name="T5"><text:tab/></text:span><text:span text:style-name="T5">\Package1\Model1</text:span><text:span text:style-name="T5">\Entiy5\Fragment4</text:span></text:p>
          <text:p text:style-name="P5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" draw:text-style-name="P1" draw:layer="layout" svg:width="6.35cm" svg:height="5.08cm" svg:x="6.08cm" svg:y="6.918cm">
            <text:p text:style-name="P1"><text:span text:style-name="T6">Entity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2.43cm" svg:y="6.9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8.78cm" svg:y="6.918cm">
            <text:p text:style-name="P1">partOf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25.13cm" svg:y="6.918cm">
            <text:p text:style-name="P1">conformsTo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31.48cm" svg:y="6.9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6.35cm" svg:height="5.08cm" svg:x="6.08cm" svg:y="12.018cm">
            <text:p text:style-name="P6"><text:span text:style-name="T7">Entity1\Fragment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2.43cm" svg:y="12.018cm">
            <text:p text:style-name="P1">partOf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8.78cm" svg:y="12.0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25.13cm" svg:y="12.0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31.48cm" svg:y="12.018cm">
            <text:p text:style-name="P1">conformsTo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6.08cm" svg:y="17.118cm">
            <text:p text:style-name="P1"><text:span text:style-name="T6">Entity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2.43cm" svg:y="17.118cm">
            <text:p text:style-name="P1">conformsTo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18.78cm" svg:y="17.1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25.13cm" svg:y="17.1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31.48cm" svg:y="17.118cm">
            <text:p text:style-name="P1">partOf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6.08cm" svg:y="1.8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6.35cm" svg:height="5.08cm" svg:x="12.43cm" svg:y="1.818cm">
            <text:p text:style-name="P1"><text:span text:style-name="T6">Entity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8.78cm" svg:y="1.818cm">
            <text:p text:style-name="P6"><text:span text:style-name="T7">Entity1\Fragment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25.13cm" svg:y="1.818cm">
            <text:p text:style-name="P1"><text:span text:style-name="T6">Entity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31.48cm" svg:y="1.818cm">
            <text:p text:style-name="P6"><text:span text:style-name="T7">Entity2\Fragment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6.08cm" svg:y="22.218cm">
            <text:p text:style-name="P6"><text:span text:style-name="T7">Entity2\Fragment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12.43cm" svg:y="22.2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18.78cm" svg:y="22.218cm">
            <text:p text:style-name="P1">conformsTo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5cm" svg:height="5.08cm" svg:x="25.13cm" svg:y="22.218cm">
            <text:p text:style-name="P1">partOf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35cm" svg:height="5.08cm" svg:x="31.48cm" svg:y="22.218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5.445cm" svg:y1="1.381cm" svg:x2="38.719cm" svg:y2="28.051cm">
          <text:p/>
        </draw:line>
      </draw:page>
      <draw:page draw:name="page5" draw:style-name="dp1" draw:master-page-name="Default">
        <draw:custom-shape draw:style-name="gr7" draw:text-style-name="P8" draw:layer="layout" svg:width="14.605cm" svg:height="17.272cm" svg:x="6.588cm" svg:y="5.699cm">
          <text:p text:style-name="P8"><text:span text:style-name="T8"/></text:p>
          <text:p text:style-name="P8"><text:span text:style-name="T8">&lt;entity1&gt;</text:span></text:p>
          <text:p text:style-name="P8"><text:span text:style-name="T8"/></text:p>
          <text:p text:style-name="P8"><text:span text:style-name="T8"><text:tab/></text:span><text:span text:style-name="T8">&lt;fragment1&gt;</text:span></text:p>
          <text:p text:style-name="P8"><text:span text:style-name="T8"><text:tab/></text:span><text:span text:style-name="T8"><text:tab/></text:span><text:span text:style-name="T8">…</text:span></text:p>
          <text:p text:style-name="P8"><text:span text:style-name="T8"><text:tab/></text:span><text:span text:style-name="T8">&lt;/</text:span><text:span text:style-name="T8">fragment1</text:span><text:span text:style-name="T8">&gt;</text:span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>&lt;/</text:span><text:span text:style-name="T8">entity1</text:span><text:span text:style-name="T8">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4.605cm" svg:height="17.272cm" svg:x="21.193cm" svg:y="5.699cm">
          <text:p text:style-name="P8"><text:span text:style-name="T8"/></text:p>
          <text:p text:style-name="P8"><text:span text:style-name="T8">Public class Entit2 {</text:span></text:p>
          <text:p text:style-name="P8"><text:span text:style-name="T8"/></text:p>
          <text:p text:style-name="P8"><text:span text:style-name="T8"/></text:p>
          <text:p text:style-name="P8"><text:span text:style-name="T8"><text:tab/></text:span><text:span text:style-name="T8">Public function fragment1 () {</text:span></text:p>
          <text:p text:style-name="P8"><text:span text:style-name="T8"><text:tab/></text:span><text:span text:style-name="T8"><text:tab/></text:span></text:p>
          <text:p text:style-name="P8"><text:span text:style-name="T8"><text:tab/></text:span><text:span text:style-name="T8"><text:tab/></text:span><text:span text:style-name="T8">… </text:span></text:p>
          <text:p text:style-name="P8"><text:span text:style-name="T8"/></text:p>
          <text:p text:style-name="P8"><text:span text:style-name="T8"><text:tab/></text:span><text:span text:style-name="T8">}</text:span></text:p>
          <text:p text:style-name="P8"><text:span text:style-name="T8"/></text:p>
          <text:p text:style-name="P8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12.065cm" svg:height="3.937cm" svg:x="22.59cm" svg:y="8.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6.858cm" svg:height="2.54cm" svg:x="7.985cm" svg:y="7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9.398cm" svg:height="8.001cm" svg:x="6.715cm" svg:y="6.2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13.843cm" svg:height="10.033cm" svg:x="21.447cm" svg:y="6.33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113cm" svg:y1="10.207cm" svg:x2="21.447cm" svg:y2="11.35cm" draw:start-shape="id11" draw:start-glue-point="1" draw:end-shape="id12" svg:d="M16113 10207c4000 0 1334 1143 5334 1143" svg:viewBox="0 0 5335 1144">
          <text:p/>
        </draw:connector>
        <draw:connector draw:style-name="gr4" draw:text-style-name="P1" draw:layer="layout" draw:type="curve" draw:line-skew="-1.079cm" svg:x1="14.843cm" svg:y1="9.001cm" svg:x2="22.59cm" svg:y2="10.488cm" draw:start-shape="id13" draw:start-glue-point="1" draw:end-shape="id14" draw:end-glue-point="3" svg:d="M14843 9001c4191 0 318 1487 7747 1487" svg:viewBox="0 0 7748 1488">
          <text:p/>
        </draw:connector>
      </draw:page>
      <draw:page draw:name="page6" draw:style-name="dp1" draw:master-page-name="Default">
        <draw:custom-shape draw:style-name="gr7" draw:text-style-name="P8" draw:layer="layout" svg:width="14.605cm" svg:height="17.272cm" svg:x="6.588cm" svg:y="5.699cm">
          <text:p text:style-name="P8"><text:span text:style-name="T8"/></text:p>
          <text:p text:style-name="P8"><text:span text:style-name="T8"/></text:p>
          <text:p text:style-name="P8"><text:span text:style-name="T8">Include Prelude</text:span></text:p>
          <text:p text:style-name="P8"><text:span text:style-name="T8"/></text:p>
          <text:p text:style-name="P8"><text:span text:style-name="T8">...</text:span></text:p>
          <text:p text:style-name="P8"><text:span text:style-name="T8"/></text:p>
          <text:p text:style-name="P8"><text:span text:style-name="T8">@bind Entity1 &gt; Entity2</text:span></text:p>
          <text:p text:style-name="P8"><text:span text:style-name="T8">Model conformsTo MetaModel</text:span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9.685cm" svg:height="8.509cm" svg:x="20.304cm" svg:y="1.635cm">
          <text:p text:style-name="P9"><text:span text:style-name="T9">Fragmentation</text:span><text:span text:style-name="T7">:</text:span></text:p>
          <text:p text:style-name="P9"><text:span text:style-name="T10"/></text:p>
          <text:p text:style-name="P9"><text:span text:style-name="T11">\Entity1\Fragment1 conformstTo \Entity2\Framgent1</text:span></text:p>
          <text:p text:style-name="P9"><text:span text:style-name="T11">\Entity1\Fragment2 conformstTo \Entity2\Framgent2</text:span></text:p>
          <text:p text:style-name="P9"><text:span text:style-name="T11">\Entity1\Fragment3 conformstTo \Entity2\Framgent3</text:span></text:p>
          <text:p text:style-name="P9"><text:span text:style-name="T11">\Entity1\Fragment4 conformstTo \Entity2\Framgent4</text:span></text:p>
          <text:p text:style-name="P9"><text:span text:style-name="T11">…</text:span></text:p>
          <text:p text:style-name="P9"><text:span text:style-name="T11"/></text:p>
          <draw:enhanced-geometry svg:viewBox="0 0 21600 21600" draw:glue-points="10800 0 0 10800 10800 21600 21600 10800 ?f40 ?f41" draw:text-areas="0 0 21600 21600" draw:type="rectangular-callout" draw:modifiers="-8175.43431880524 21468.01410105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5-01-26T15:29:49.268553908</meta:creation-date>
    <dc:date>2015-01-26T16:17:56.486537004</dc:date>
    <dc:creator>darjeeling </dc:creator>
    <meta:editing-duration>PT2M2S</meta:editing-duration>
    <meta:editing-cycles>3</meta:editing-cycles>
    <meta:generator>LibreOffice/4.2.7.2$Linux_X86_64 LibreOffice_project/420m0$Build-2</meta:generator>
    <meta:document-statistic meta:object-count="74"/>
  </office:meta>
</office:document-meta>
</file>